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 style:master-page-name="">
      <style:paragraph-properties fo:margin-top="0in" fo:margin-bottom="0in" loext:contextual-spacing="false" fo:line-height="150%" fo:text-align="justify" style:justify-single-word="false" fo:orphans="0" fo:widows="0" fo:hyphenation-ladder-count="no-limit" style:page-number="auto" fo:break-before="page" style:vertical-align="auto"/>
      <style:text-properties style:font-name="Arial" fo:font-weight="bold" style:letter-kerning="false" style:font-name-asian="Times New Roman" style:rfc-language-tag-asian="es-419" style:language-asian="es" style:font-weight-asian="bold" style:font-name-complex="Arial" style:language-complex="ar" style:country-complex="SA" style:font-weight-complex="bold" fo:hyphenate="true"/>
    </style:style>
    <style:style style:name="P2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3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165c1c" officeooo:paragraph-rsid="00165c1c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4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165c1c" officeooo:paragraph-rsid="001a2a53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5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1a85e6" officeooo:paragraph-rsid="001c078d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6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1a85e6" officeooo:paragraph-rsid="001ca910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7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20f908" officeooo:paragraph-rsid="0020f908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8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21fbb1" officeooo:paragraph-rsid="0021fbb1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9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2bbb57" officeooo:paragraph-rsid="002bbb57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10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29ef1e" officeooo:paragraph-rsid="0029ef1e" style:letter-kerning="false" style:font-name-asian="Times New Roman" style:rfc-language-tag-asian="es-419" style:language-asian="es" style:font-name-complex="Arial" style:language-complex="ar" style:country-complex="SA" style:font-weight-complex="bold" fo:hyphenate="true"/>
    </style:style>
    <style:style style:name="P11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officeooo:rsid="00235783" officeooo:paragraph-rsid="00235783" style:letter-kerning="false" style:font-name-asian="Times New Roman" style:rfc-language-tag-asian="es-419" style:language-asian="es" style:font-name-complex="Arial" style:language-complex="ar" style:country-complex="SA" style:font-weight-complex="normal" fo:hyphenate="true"/>
    </style:style>
    <style:style style:name="P12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bold" officeooo:rsid="001a2a53" officeooo:paragraph-rsid="001a2a53" style:letter-kerning="false" style:font-name-asian="Times New Roman" style:rfc-language-tag-asian="es-419" style:language-asian="es" style:font-weight-asian="bold" style:font-name-complex="Arial" style:language-complex="ar" style:country-complex="SA" style:font-weight-complex="bold" fo:hyphenate="true"/>
    </style:style>
    <style:style style:name="P13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bold" officeooo:rsid="001a85e6" officeooo:paragraph-rsid="001a85e6" style:letter-kerning="false" style:font-name-asian="Times New Roman" style:rfc-language-tag-asian="es-419" style:language-asian="es" style:font-weight-asian="bold" style:font-name-complex="Arial" style:language-complex="ar" style:country-complex="SA" style:font-weight-complex="bold" fo:hyphenate="true"/>
    </style:style>
    <style:style style:name="P14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bold" officeooo:rsid="001ca910" officeooo:paragraph-rsid="001ca910" style:letter-kerning="false" style:font-name-asian="Times New Roman" style:rfc-language-tag-asian="es-419" style:language-asian="es" style:font-weight-asian="bold" style:font-name-complex="Arial" style:language-complex="ar" style:country-complex="SA" style:font-weight-complex="bold" fo:hyphenate="true"/>
    </style:style>
    <style:style style:name="P15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bold" officeooo:rsid="0022dd4e" officeooo:paragraph-rsid="0022dd4e" style:letter-kerning="false" style:font-name-asian="Times New Roman" style:rfc-language-tag-asian="es-419" style:language-asian="es" style:font-weight-asian="bold" style:font-name-complex="Arial" style:language-complex="ar" style:country-complex="SA" style:font-weight-complex="bold" fo:hyphenate="true"/>
    </style:style>
    <style:style style:name="P16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bold" style:letter-kerning="false" style:font-name-asian="Times New Roman" style:rfc-language-tag-asian="es-419" style:language-asian="es" style:font-weight-asian="bold" style:font-name-complex="Arial" style:language-complex="ar" style:country-complex="SA" style:font-weight-complex="bold" fo:hyphenate="true"/>
    </style:style>
    <style:style style:name="P17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bold" officeooo:rsid="003142ae" officeooo:paragraph-rsid="003142ae" style:letter-kerning="false" style:font-name-asian="Times New Roman" style:rfc-language-tag-asian="es-419" style:language-asian="es" style:font-weight-asian="bold" style:font-name-complex="Arial" style:language-complex="ar" style:country-complex="SA" style:font-weight-complex="bold" fo:hyphenate="true"/>
    </style:style>
    <style:style style:name="P18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bold" officeooo:rsid="0029ef1e" officeooo:paragraph-rsid="0029ef1e" style:font-weight-asian="bold" style:font-name-complex="Arial" style:font-weight-complex="bold" fo:hyphenate="true"/>
    </style:style>
    <style:style style:name="P19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normal" officeooo:rsid="001ca910" officeooo:paragraph-rsid="001ca910" style:letter-kerning="false" style:font-name-asian="Times New Roman" style:rfc-language-tag-asian="es-419" style:language-asian="es" style:font-weight-asian="normal" style:font-name-complex="Arial" style:language-complex="ar" style:country-complex="SA" style:font-weight-complex="normal" fo:hyphenate="true"/>
    </style:style>
    <style:style style:name="P20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normal" officeooo:rsid="001a2a53" officeooo:paragraph-rsid="001a2a53" style:letter-kerning="false" style:font-name-asian="Times New Roman" style:rfc-language-tag-asian="es-419" style:language-asian="es" style:font-weight-asian="normal" style:font-name-complex="Arial" style:language-complex="ar" style:country-complex="SA" style:font-weight-complex="normal" fo:hyphenate="true"/>
    </style:style>
    <style:style style:name="P21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normal" officeooo:rsid="001a2a53" officeooo:paragraph-rsid="001c078d" style:letter-kerning="false" style:font-name-asian="Times New Roman" style:rfc-language-tag-asian="es-419" style:language-asian="es" style:font-weight-asian="normal" style:font-name-complex="Arial" style:language-complex="ar" style:country-complex="SA" style:font-weight-complex="normal" fo:hyphenate="true"/>
    </style:style>
    <style:style style:name="P22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normal" officeooo:rsid="001e507b" officeooo:paragraph-rsid="001ca910" style:letter-kerning="false" style:font-name-asian="Times New Roman" style:rfc-language-tag-asian="es-419" style:language-asian="es" style:font-weight-asian="normal" style:font-name-complex="Arial" style:language-complex="ar" style:country-complex="SA" style:font-weight-complex="normal" fo:hyphenate="true"/>
    </style:style>
    <style:style style:name="P23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normal" officeooo:rsid="00235783" officeooo:paragraph-rsid="00235783" style:letter-kerning="false" style:font-name-asian="Times New Roman" style:rfc-language-tag-asian="es-419" style:language-asian="es" style:font-weight-asian="normal" style:font-name-complex="Arial" style:language-complex="ar" style:country-complex="SA" style:font-weight-complex="normal" fo:hyphenate="true"/>
    </style:style>
    <style:style style:name="P24" style:family="paragraph" style:parent-style-name="Normal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normal" officeooo:rsid="0029ef1e" officeooo:paragraph-rsid="0029ef1e" style:letter-kerning="false" style:font-name-asian="Times New Roman" style:rfc-language-tag-asian="es-419" style:language-asian="es" style:font-weight-asian="normal" style:font-name-complex="Arial" style:language-complex="ar" style:country-complex="SA" style:font-weight-complex="normal" fo:hyphenate="true"/>
    </style:style>
    <style:style style:name="P25" style:family="paragraph" style:parent-style-name="Normal" style:list-style-name="">
      <style:paragraph-properties fo:margin-top="0in" fo:margin-bottom="0in" loext:contextual-spacing="false" fo:line-height="150%" fo:text-align="justify" style:justify-single-word="false" fo:orphans="0" fo:widows="0" fo:hyphenation-ladder-count="no-limit" style:vertical-align="auto"/>
      <style:text-properties style:font-name="Arial" fo:font-weight="normal" officeooo:rsid="003142ae" officeooo:paragraph-rsid="003142ae" style:letter-kerning="false" style:font-name-asian="Times New Roman" style:rfc-language-tag-asian="es-419" style:language-asian="es" style:font-weight-asian="normal" style:font-name-complex="Arial" style:language-complex="ar" style:country-complex="SA" style:font-weight-complex="normal" fo:hyphenate="true"/>
    </style:style>
    <style:style style:name="T1" style:family="text">
      <style:text-properties officeooo:rsid="001a2a53"/>
    </style:style>
    <style:style style:name="T2" style:family="text">
      <style:text-properties officeooo:rsid="001a85e6"/>
    </style:style>
    <style:style style:name="T3" style:family="text">
      <style:text-properties officeooo:rsid="00235783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officeooo:rsid="002524ca" style:font-weight-asian="normal"/>
    </style:style>
    <style:style style:name="T6" style:family="text">
      <style:text-properties fo:font-weight="normal" officeooo:rsid="0026c9a0" style:font-weight-asian="normal"/>
    </style:style>
    <style:style style:name="T7" style:family="text">
      <style:text-properties style:letter-kerning="false" style:font-name-asian="Times New Roman" style:rfc-language-tag-asian="es-419" style:language-asian="es" style:language-complex="ar" style:country-complex="SA"/>
    </style:style>
    <style:style style:name="T8" style:family="text">
      <style:text-properties officeooo:rsid="002bbb57" style:letter-kerning="false" style:font-name-asian="Times New Roman" style:rfc-language-tag-asian="es-419" style:language-asian="es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¿Al momento de comprar en dispositivo o componentes electrónicos, usted suele:</text:h>
      <text:h text:style-name="P2" text:outline-level="2">Comprar On-Line</text:h>
      <text:h text:style-name="P2" text:outline-level="2">Comprar directamente en tienda</text:h>
      <text:h text:style-name="P3" text:outline-level="2">Compra por catalogo</text:h>
      <text:h text:style-name="P3" text:outline-level="2"/>
      <text:h text:style-name="P12" text:outline-level="2"><text:span text:style-name="T2">Ha realizado </text:span>compras on-line?</text:h>
      <text:h text:style-name="P19" text:outline-level="2">Nunca</text:h>
      <text:h text:style-name="P19" text:outline-level="2">Una vez</text:h>
      <text:h text:style-name="P20" text:outline-level="2">Mas de una vez</text:h>
      <text:h text:style-name="P4" text:outline-level="2"/>
      <text:h text:style-name="P13" text:outline-level="2">¿Con que frecuencia realiza compras on-line?</text:h>
      <text:h text:style-name="P19" text:outline-level="2">Nunca</text:h>
      <text:h text:style-name="P21" text:outline-level="2">Ocasionalmente</text:h>
      <text:h text:style-name="P21" text:outline-level="2">Frecuentemente</text:h>
      <text:h text:style-name="P5" text:outline-level="2"/>
      <text:h text:style-name="P14" text:outline-level="2">¿Que tipo de productos compra, consume, adquiere on-line?</text:h>
      <text:h text:style-name="P19" text:outline-level="2">Alimentos</text:h>
      <text:h text:style-name="P19" text:outline-level="2">Prendas de vestir</text:h>
      <text:h text:style-name="P22" text:outline-level="2">Tecnología</text:h>
      <text:h text:style-name="P7" text:outline-level="2">Farmacéuticos</text:h>
      <text:h text:style-name="P8" text:outline-level="2">Productos de hogar</text:h>
      <text:h text:style-name="P6" text:outline-level="2"/>
      <text:h text:style-name="P15" text:outline-level="2"><text:span text:style-name="T3">¿</text:span>Cómo determina sus hábitos de consumo?</text:h>
      <text:h text:style-name="P11" text:outline-level="2"><text:span text:style-name="T4">Impulsivo: Si me gusta, lo compro </text:span><text:span text:style-name="T6">al instante</text:span></text:h>
      <text:h text:style-name="P11" text:outline-level="2"><text:span text:style-name="T4">Meditada: </text:span><text:span text:style-name="T5">Cuando me hace falta</text:span></text:h>
      <text:h text:style-name="P23" text:outline-level="2">Por tendencia</text:h>
      <text:h text:style-name="P23" text:outline-level="2"/>
      <text:h text:style-name="P16" text:outline-level="2"><text:span text:style-name="T1">Si realiza compras on-line a</text:span>l momento de pagar sus compras usted usa:</text:h>
      <text:h text:style-name="P2" text:outline-level="2">Efectivo</text:h>
      <text:h text:style-name="P2" text:outline-level="2">Tarjeta debito – PSE</text:h>
      <text:h text:style-name="P2" text:outline-level="2">Tarjeta crédito</text:h>
      <text:h text:style-name="P2" text:outline-level="2">PayPal</text:h>
      <text:h text:style-name="P2" text:outline-level="2"/>
      <text:h text:style-name="P18" text:outline-level="2"><text:soft-page-break/><text:span text:style-name="T8">Que factores impiden que usted no realice una compra </text:span><text:span text:style-name="T7">on-line</text:span></text:h>
      <text:h text:style-name="P9" text:outline-level="2">El vendedor o la tienda no me dan confianza</text:h>
      <text:h text:style-name="P9" text:outline-level="2">Temo por mis datos personales</text:h>
      <text:h text:style-name="P9" text:outline-level="2">Temo que mi cuenta bancaria o tarjeta de crédito se vean comprometidas</text:h>
      <text:h text:style-name="P9" text:outline-level="2">No recibir el producto que esperaba</text:h>
      <text:h text:style-name="P9" text:outline-level="2">No obtener garantía</text:h>
      <text:h text:style-name="P10" text:outline-level="2"/>
      <text:h text:style-name="P16" text:outline-level="2">¿Qué factores influyen en su decisión de compra?</text:h>
      <text:h text:style-name="P2" text:outline-level="2">Experiencias de otros clientes</text:h>
      <text:h text:style-name="P2" text:outline-level="2">Atención al cliente</text:h>
      <text:h text:style-name="P2" text:outline-level="2">Publicidad</text:h>
      <text:h text:style-name="P2" text:outline-level="2">Garantía</text:h>
      <text:h text:style-name="P2" text:outline-level="2">Embalaje</text:h>
      <text:h text:style-name="P2" text:outline-level="2">Tendencias</text:h>
      <text:h text:style-name="P2" text:outline-level="2">Precio</text:h>
      <text:h text:style-name="P2" text:outline-level="2">Otro</text:h>
      <text:h text:style-name="P2" text:outline-level="2"/>
      <text:h text:style-name="P16" text:outline-level="2">En sus ultimas compras on-line</text:h>
      <text:h text:style-name="P24" text:outline-level="2">Los productos llegaron en buen estado y en el tiempo de entrega estimado</text:h>
      <text:h text:style-name="P24" text:outline-level="2">Los productos llegaron en buen estado pero el pedido tardó más de lo esperado</text:h>
      <text:h text:style-name="P24" text:outline-level="2">Los productos llegaron con defectos, talla incorrecta, color diferente, mala calidad, etc</text:h>
      <text:h text:style-name="P24" text:outline-level="2"/>
      <text:h text:style-name="P17" text:outline-level="2">¿Qué le gustaría encontrar en una tienda virtual de tecnología?</text:h>
      <text:h text:style-name="P25" text:outline-level="2">______________________________________________________________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Heading_20_2" style:display-name="Heading 2" style:family="paragraph" style:parent-style-name="Normal" style:default-outline-level="2" style:class="text">
      <style:paragraph-properties fo:margin-top="0.0693in" fo:margin-bottom="0.0693in" loext:contextual-spacing="false" fo:hyphenation-ladder-count="no-limit" style:vertical-align="auto"/>
      <style:text-properties style:font-name="Times New Roman" fo:font-family="'Times New Roman'" style:font-family-generic="roman" style:font-pitch="variable" fo:font-size="18pt" style:rfc-language-tag="es-419" fo:language="es" fo:font-weight="bold" style:letter-kerning="false" style:font-name-asian="Times New Roman" style:font-family-asian="'Times New Roman'" style:font-family-generic-asian="roman" style:font-pitch-asian="variable" style:font-size-asian="18pt" style:rfc-language-tag-asian="es-419" style:language-asian="e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style:font-name="Times New Roman" fo:font-family="'Times New Roman'" style:font-family-generic="roman" style:font-pitch="variable" fo:font-size="18pt" style:rfc-language-tag="es-419" fo:language="es" fo:font-weight="bold" style:letter-kerning="false" style:font-name-asian="Times New Roman" style:font-family-asian="'Times New Roman'" style:font-family-generic-asian="roman" style:font-pitch-asian="variable" style:font-size-asian="18pt" style:rfc-language-tag-asian="es-419" style:language-asian="es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number" style:family="text" style:parent-style-name="Fuente_20_de_20_párrafo_20_predeter.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1.5752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18-10-20T14:46:00Z</meta:creation-date>
    <dc:date>2018-10-28T15:05:40.804000000</dc:date>
    <meta:editing-cycles>29</meta:editing-cycles>
    <meta:editing-duration>PT1H52M18S</meta:editing-duration>
    <meta:document-statistic meta:table-count="0" meta:image-count="0" meta:object-count="0" meta:page-count="2" meta:paragraph-count="48" meta:word-count="218" meta:character-count="1435" meta:non-whitespace-character-count="1264"/>
    <meta:template xlink:type="simple" xlink:actuate="onRequest" xlink:title="" xlink:href="Normal.dotm"/>
  </office:meta>
</office:document-meta>
</file>